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1-05_01-39-56_000.jpg</text:p>
          </table:table-cell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1-05_01-40-02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1-05_09-02-47_000.jpg</text:p>
          </table:table-cell>
          <table:table-cell table:style-name="ce19" office:value-type="string">
            <text:p>:m :th / topic=思想について / content=今の思想を明らかにし、その思想に、手を加える。そうぜずには、何も変わらない。 / lang=ja</text:p>
          </table:table-cell>
          <table:table-cell table:style-name="ce19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th / topic=思想について / content=今の思想を明らかにし、その思想に、手を加える。そうぜずには、何も変わらない。 / lang=ja">
            <text:p>:m :th / topic=思想について / content=今の思想を明らかにし、その思想に、手を加える。そうぜずには、何も変わらない。 / lang=ja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1-05_09-02-56_000.jpg</text:p>
          </table:table-cell>
          <table:table-cell table:style-name="ce19" office:value-type="string">
            <text:p>:m :PHOTO 起き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1-05_12-20-36_000.jpg</text:p>
          </table:table-cell>
          <table:table-cell table:style-name="ce19" office:value-type="string">
            <text:p>:m RES 1*1 / free# JVEMV6 68#_148:1 / 68. theoretical-physics(tp) / w=~,topics=ブラケット記法(eman),other=calc+,s=~,i=~,doc=r-9-1~11.5#2.1</text:p>
          </table:table-cell>
          <table:table-cell table:style-name="ce12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RES 1*1 / free# JVEMV6 68#_148:1 / 68. theoretical-physics(tp) / w=~,topics=ブラケット記法(eman),other=calc+,s=~,i=~,doc=r-9-1~11.5#2.1">
            <text:p>:m RES 1*1 / free# JVEMV6 68#_148:1 / 68. theoretical-physics(tp) / w=~,topics=ブラケット記法(eman),other=calc+,s=~,i=~,doc=r-9-1~11.5#2.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1-05_14-29-02_000.jpg</text:p>
          </table:table-cell>
          <table:table-cell table:style-name="ce19" office:value-type="string">
            <text:p>:m #*# RES / JVEMV6 64#140-7.2 / 『煙草問屋扱方一件他』 / w=市与四日目と～仕候程之品 / p.~ / topic=~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#*# RES / JVEMV6 64#140-7.2 / 『煙草問屋扱方一件他』 / w=市与四日目と～仕候程之品 / p.~ / topic=~,other=~">
            <text:p>:m #*# RES / JVEMV6 64#140-7.2 / 『煙草問屋扱方一件他』 / w=市与四日目と～仕候程之品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1-05_16-35-49_000.jpg</text:p>
          </table:table-cell>
          <table:table-cell table:style-name="ce19" office:value-type="string">
            <text:p>:m RES 1*2 / free# JVEMV6 68#_148:2 / 68. theoretical-physics(tp) / w=~,topics=ブラケット記法(eman),other=calc+;q+:複素共役との積。常に実数か？,s=~,i=~,doc=r-9-1~11.1#3</text:p>
          </table:table-cell>
          <table:table-cell table:style-name="ce19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RES 1*2 / free# JVEMV6 68#_148:2 / 68. theoretical-physics(tp) / w=~,topics=ブラケット記法(eman),other=calc+;q+:複素共役との積。常に実数か？,s=~,i=~,doc=r-9-1~11.1#3">
            <text:p>:m RES 1*2 / free# JVEMV6 68#_148:2 / 68. theoretical-physics(tp) / w=~,topics=ブラケット記法(eman),other=calc+;q+:複素共役との積。常に実数か？,s=~,i=~,doc=r-9-1~11.1#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1-05_16-36-13_000.jpg</text:p>
          </table:table-cell>
          <table:table-cell table:style-name="ce19" office:value-type="string">
            <text:p>:m RES 2*2 / free# JVEMV6 68#_148:2 / 68. theoretical-physics(tp) / w=~,topics=ブラケット記法(eman),other=~,s=~,i=~,doc=r-9-1~11.1#4.2</text:p>
          </table:table-cell>
          <table:table-cell table:style-name="ce19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RES 2*2 / free# JVEMV6 68#_148:2 / 68. theoretical-physics(tp) / w=~,topics=ブラケット記法(eman),other=~,s=~,i=~,doc=r-9-1~11.1#4.2">
            <text:p>:m RES 2*2 / free# JVEMV6 68#_148:2 / 68. theoretical-physics(tp) / w=~,topics=ブラケット記法(eman),other=~,s=~,i=~,doc=r-9-1~11.1#4.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1-05_18-19-02_000.mp4</text:p>
          </table:table-cell>
          <table:table-cell table:style-name="ce19" office:value-type="string">
            <text:p>:VIDEO / @自室 / 記録 / jap.flute / 演奏、play / R=1 / todays-melody,genr=~,for=~,Re+,other=humming+;sounds:~</text:p>
          </table:table-cell>
          <table:table-cell table:style-name="ce19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VIDEO / @自室 / 記録 / jap.flute / 演奏、play / R=1 / todays-melody,genr=~,for=~,Re+,other=humming+;sounds:~">
            <text:p>:VIDEO / @自室 / 記録 / jap.flute / 演奏、play / R=1 / todays-melody,genr=~,for=~,Re+,other=humming+;sounds: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2-01-05_18-32-48_000.mp4</text:p>
          </table:table-cell>
          <table:table-cell table:style-name="ce19" office:value-type="string">
            <text:p>:VIDEO / @自室 / 記録 / jap.flute / 演奏、play / R=2 / todays-melody,genr=~,for=~,Re+,other=humming+;sounds:~</text:p>
          </table:table-cell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VIDEO / @自室 / 記録 / jap.flute / 演奏、play / R=2 / todays-melody,genr=~,for=~,Re+,other=humming+;sounds:~">
            <text:p>:VIDEO / @自室 / 記録 / jap.flute / 演奏、play / R=2 / todays-melody,genr=~,for=~,Re+,other=humming+;sounds: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2-01-05_18-46-42_000.mp4</text:p>
          </table:table-cell>
          <table:table-cell table:style-name="ce19" office:value-type="string">
            <text:p>:VIDEO / @自室 / 記録 / jap.flute / 演奏、play / R=3 / todays-melody,genr=~,for=~,Re+,other=humming+;sounds:~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VIDEO / @自室 / 記録 / jap.flute / 演奏、play / R=3 / todays-melody,genr=~,for=~,Re+,other=humming+;sounds:~">
            <text:p>:VIDEO / @自室 / 記録 / jap.flute / 演奏、play / R=3 / todays-melody,genr=~,for=~,Re+,other=humming+;sounds: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 office:value-type="string">
            <text:p>2022-01-05_19-04-58_000.mp4</text:p>
          </table:table-cell>
          <table:table-cell table:style-name="ce19" office:value-type="string">
            <text:p>:VIDEO / @自室 / 記録 / jap.flute-bamboo / 演奏、play / R=1 / genr=todays-melody,Re+,R=1,other=~</text:p>
          </table:table-cell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VIDEO / @自室 / 記録 / jap.flute-bamboo / 演奏、play / R=1 / genr=todays-melody,Re+,R=1,other=~">
            <text:p>:VIDEO / @自室 / 記録 / jap.flute-bamboo / 演奏、play / R=1 / genr=todays-melody,Re+,R=1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0]" office:value-type="string" office:string-value="N-35-35-28.683471 E-139-34-49.324951">
            <text:p>N-35-35-28.683471 E-139-34-49.324951</text:p>
          </table:table-cell>
          <table:table-cell table:style-name="ce5" office:value-type="string">
            <text:p>N-35-35-28.683471 E-139-34-49.324951</text:p>
          </table:table-cell>
          <table:table-cell table:style-name="ce40" table:formula="of:=IF([.E30]=&quot;&quot;;[.C30];CONCATENATE([.C30];&quot; / &quot;;[.E30]))" office:value-type="string" office:string-value=" / N-35-35-28.683471 E-139-34-49.324951">
            <text:p><text:s/>/ N-35-35-28.683471 E-139-34-49.32495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1]" office:value-type="string" office:string-value="N-35-35-28.697204 E-139-34-50.039062">
            <text:p>N-35-35-28.697204 E-139-34-50.039062</text:p>
          </table:table-cell>
          <table:table-cell table:style-name="ce5" office:value-type="string">
            <text:p>N-35-35-28.697204 E-139-34-50.039062</text:p>
          </table:table-cell>
          <table:table-cell table:style-name="ce40" table:formula="of:=IF([.E31]=&quot;&quot;;[.C31];CONCATENATE([.C31];&quot; / &quot;;[.E31]))" office:value-type="string" office:string-value=" / N-35-35-28.697204 E-139-34-50.039062">
            <text:p><text:s/>/ N-35-35-28.697204 E-139-34-50.039062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 table:formula="of:=[.F32]" office:value-type="string" office:string-value="N-35-31-21.367492 E-139-30-55.041503">
            <text:p>N-35-31-21.367492 E-139-30-55.041503</text:p>
          </table:table-cell>
          <table:table-cell table:style-name="ce5" office:value-type="string">
            <text:p>N-35-31-21.367492 E-139-30-55.041503</text:p>
          </table:table-cell>
          <table:table-cell table:style-name="ce40" table:formula="of:=IF([.E32]=&quot;&quot;;[.C32];CONCATENATE([.C32];&quot; / &quot;;[.E32]))" office:value-type="string" office:string-value=" / N-35-31-21.367492 E-139-30-55.041503">
            <text:p><text:s/>/ N-35-31-21.367492 E-139-30-55.04150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3]" office:value-type="string" office:string-value="N-35-31-21.367492 E-139-30-55.041503">
            <text:p>N-35-31-21.367492 E-139-30-55.041503</text:p>
          </table:table-cell>
          <table:table-cell table:style-name="ce5" office:value-type="string">
            <text:p>N-35-31-21.367492 E-139-30-55.041503</text:p>
          </table:table-cell>
          <table:table-cell table:style-name="ce40" table:formula="of:=IF([.E33]=&quot;&quot;;[.C33];CONCATENATE([.C33];&quot; / &quot;;[.E33]))" office:value-type="string" office:string-value=" / N-35-31-21.367492 E-139-30-55.041503">
            <text:p><text:s/>/ N-35-31-21.367492 E-139-30-55.04150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 office:value-type="string">
            <text:p>N-35-35-28.710937 E-139-34-49.379882</text:p>
          </table:table-cell>
          <table:table-cell table:style-name="ce40" table:formula="of:=IF([.E34]=&quot;&quot;;[.C34];CONCATENATE([.C34];&quot; / &quot;;[.E3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 office:value-type="string">
            <text:p>N-35-35-28.697204 E-139-34-49.270019</text:p>
          </table:table-cell>
          <table:table-cell table:style-name="ce40" table:formula="of:=IF([.E35]=&quot;&quot;;[.C35];CONCATENATE([.C35];&quot; / &quot;;[.E3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 office:value-type="string">
            <text:p>N-35-35-28.683471 E-139-34-49.270019</text:p>
          </table:table-cell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12"/>
          <table:table-cell table:style-name="ce5"/>
          <table:table-cell table:style-name="ce5" office:value-type="string">
            <text:p>N-35-35-28.669738 E-139-34-49.599609</text:p>
          </table:table-cell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 office:value-type="string">
            <text:p>N-35-35-28.642272 E-139-34-49.379882</text:p>
          </table:table-cell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 office:value-type="string">
            <text:p>N-35-35-28.683471 E-139-34-49.324951</text:p>
          </table:table-cell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/>
          <table:table-cell table:style-name="ce5" office:value-type="string">
            <text:p>N-35-35-28.710937 E-139-34-49.270019</text:p>
          </table:table-cell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12"/>
          <table:table-cell table:style-name="ce5"/>
          <table:table-cell table:style-name="ce5" office:value-type="string">
            <text:p>N-35-35-28.710937 E-139-34-49.379882</text:p>
          </table:table-cell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21"/>
          <table:table-cell table:style-name="ce5"/>
          <table:table-cell table:style-name="ce5" office:value-type="string">
            <text:p>N-35-35-28.62854 E-139-34-49.270019</text:p>
          </table:table-cell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 office:value-type="string">
            <text:p>N-35-35-28.642272 E-139-34-49.654541</text:p>
          </table:table-cell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6">2022/01/06</text:date>, <text:time>00:11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1-06T00:11:13.83</dc:date>
    <dc:creator>iwabuchi ken</dc:creator>
    <meta:editing-duration>P41DT17H10M18S</meta:editing-duration>
    <meta:editing-cycles>14158</meta:editing-cycles>
    <meta:document-statistic meta:table-count="1" meta:cell-count="454" meta:object-count="0"/>
    <meta:user-defined meta:name="qrichtext">1</meta:user-defined>
  </office:meta>
</office:document-meta>
</file>